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17e2d0" officeooo:paragraph-rsid="0017e2d0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officeooo:rsid="0017e2d0" officeooo:paragraph-rsid="0017e2d0" style:font-size-asian="14pt" style:font-size-complex="16pt"/>
    </style:style>
    <style:style style:name="P3" style:family="paragraph" style:parent-style-name="Standard" style:list-style-name="L2">
      <style:paragraph-properties fo:text-align="start" style:justify-single-word="false"/>
      <style:text-properties fo:font-size="14pt" style:text-underline-style="none" officeooo:rsid="001c8d76" officeooo:paragraph-rsid="001c8d76" style:font-size-asian="14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èglement groupe 24</text:p>
      <text:p text:style-name="P1"/>
      <text:list xml:id="list2004552921015417307" text:style-name="L2">
        <text:list-item>
          <text:p text:style-name="P3">have fun</text:p>
        </text:list-item>
        <text:list-item>
          <text:p text:style-name="P3">soit imaginatif</text:p>
        </text:list-item>
        <text:list-item>
          <text:p text:style-name="P3">n’utilise pas apple stp</text:p>
        </text:list-item>
        <text:list-item>
          <text:p text:style-name="P3">prend du café 8-D</text:p>
        </text:list-item>
        <text:list-item>
          <text:p text:style-name="P3">communique</text:p>
        </text:list-item>
        <text:list-item>
          <text:p text:style-name="P3">n’abandonne pas !!!</text:p>
        </text:list-item>
        <text:list-item>
          <text:p text:style-name="P3">préviens de ton absence et laisse nous ton travail pour ne pas nous freiner ;-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9T18:46:39.877000000</meta:creation-date>
    <meta:editing-duration>PT3H7M40S</meta:editing-duration>
    <meta:editing-cycles>2</meta:editing-cycles>
    <meta:generator>LibreOffice/5.1.6.2$Windows_x86 LibreOffice_project/07ac168c60a517dba0f0d7bc7540f5afa45f0909</meta:generator>
    <meta:print-date>2017-02-09T19:01:48.626000000</meta:print-date>
    <dc:date>2017-02-09T22:05:15.544000000</dc:date>
    <meta:document-statistic meta:table-count="0" meta:image-count="0" meta:object-count="0" meta:page-count="1" meta:paragraph-count="8" meta:word-count="41" meta:character-count="204" meta:non-whitespace-character-count="178"/>
  </office:meta>
</office:document-meta>
</file>